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16814159292035">
            <text:p>71,68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12-07-2009</text:date>, <text:time>13:1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12T13:14:24</dc:date>
    <dc:language>pt-PT</dc:language>
    <meta:editing-cycles>63</meta:editing-cycles>
    <meta:editing-duration>PT58H16M07S</meta:editing-duration>
    <dc:creator>nuno pinheiro</dc:creator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